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206cm" svg:y="0.1cm">
            <draw:object draw:notify-on-update-of-ranges="Sheet1.A1:Sheet1.A2 Sheet1.A3:Sheet1.A9 Sheet1.A1:Sheet1.A1 Sheet1.D3:Sheet1.D9 Sheet1.A11:Sheet1.A11 Sheet1.D13:Sheet1.D19 Sheet1.A13:Sheet1.A19 Sheet1.A21:Sheet1.A21 Sheet1.D23:Sheet1.D29 Sheet1.A23:Sheet1.A29 Sheet1.A1:Sheet1.A2 Sheet1.A33:Sheet1.A39 Sheet1.A31:Sheet1.A31 Sheet1.D33:Sheet1.D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523cm" svg:y="17.717cm">
            <draw:object draw:notify-on-update-of-ranges="Sheet1.A3:Sheet1.A9 Sheet1.A1:Sheet1.A1 Sheet1.D43:Sheet1.D49 Sheet1.A13:Sheet1.A19 Sheet1.A11:Sheet1.A11 Sheet1.D53:Sheet1.D59 Sheet1.A23:Sheet1.A29 Sheet1.A21:Sheet1.A21 Sheet1.D63:Sheet1.D69 Sheet1.A33:Sheet1.A39 Sheet1.A31:Sheet1.A31 Sheet1.D73:Sheet1.D7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106cm" svg:y="34.842cm">
            <draw:object draw:notify-on-update-of-ranges="Sheet1.A3:Sheet1.A9 Sheet1.A1:Sheet1.A1 Sheet1.D83:Sheet1.D89 Sheet1.A13:Sheet1.A19 Sheet1.A11:Sheet1.A11 Sheet1.D93:Sheet1.D99 Sheet1.A23:Sheet1.A29 Sheet1.A21:Sheet1.A21 Sheet1.D103:Sheet1.D109 Sheet1.A33:Sheet1.A39 Sheet1.A31:Sheet1.A31 Sheet1.D113:Sheet1.D1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V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2" calcext:value-type="float">
            <text:p>0,12</text:p>
          </table:table-cell>
          <table:table-cell office:value-type="float" office:value="5462600" calcext:value-type="float">
            <text:p>5462600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" calcext:value-type="float">
            <text:p>0,23</text:p>
          </table:table-cell>
          <table:table-cell office:value-type="float" office:value="10925238" calcext:value-type="float">
            <text:p>1092523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5" calcext:value-type="float">
            <text:p>0,45</text:p>
          </table:table-cell>
          <table:table-cell office:value-type="float" office:value="21850526" calcext:value-type="float">
            <text:p>2185052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95" calcext:value-type="float">
            <text:p>0,95</text:p>
          </table:table-cell>
          <table:table-cell office:value-type="float" office:value="43701112" calcext:value-type="float">
            <text:p>4370111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" calcext:value-type="float">
            <text:p>1,8</text:p>
          </table:table-cell>
          <table:table-cell office:value-type="float" office:value="87402276" calcext:value-type="float">
            <text:p>8740227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75" calcext:value-type="float">
            <text:p>3,75</text:p>
          </table:table-cell>
          <table:table-cell office:value-type="float" office:value="174804614" calcext:value-type="float">
            <text:p>17480461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84" calcext:value-type="float">
            <text:p>7,84</text:p>
          </table:table-cell>
          <table:table-cell office:value-type="float" office:value="349609288" calcext:value-type="float">
            <text:p>34960928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" calcext:value-type="float">
            <text:p>0,06</text:p>
          </table:table-cell>
          <table:table-cell office:value-type="float" office:value="3407592" calcext:value-type="float">
            <text:p>340759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1" calcext:value-type="float">
            <text:p>0,11</text:p>
          </table:table-cell>
          <table:table-cell office:value-type="float" office:value="6815208" calcext:value-type="float">
            <text:p>681520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2" calcext:value-type="float">
            <text:p>0,22</text:p>
          </table:table-cell>
          <table:table-cell office:value-type="float" office:value="13630440" calcext:value-type="float">
            <text:p>1363044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1" calcext:value-type="float">
            <text:p>0,41</text:p>
          </table:table-cell>
          <table:table-cell office:value-type="float" office:value="27260904" calcext:value-type="float">
            <text:p>2726090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86" calcext:value-type="float">
            <text:p>0,86</text:p>
          </table:table-cell>
          <table:table-cell office:value-type="float" office:value="54521832" calcext:value-type="float">
            <text:p>5452183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63" calcext:value-type="float">
            <text:p>1,63</text:p>
          </table:table-cell>
          <table:table-cell office:value-type="float" office:value="109043688" calcext:value-type="float">
            <text:p>10904368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.27" calcext:value-type="float">
            <text:p>3,27</text:p>
          </table:table-cell>
          <table:table-cell office:value-type="float" office:value="218087400" calcext:value-type="float">
            <text:p>21808740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5" calcext:value-type="float">
            <text:p>0,15</text:p>
          </table:table-cell>
          <table:table-cell office:value-type="float" office:value="4456468" calcext:value-type="float">
            <text:p>4456468</text:p>
          </table:table-cell>
          <table:table-cell office:value-type="float" office:value="28655616" calcext:value-type="float">
            <text:p>2865561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4" calcext:value-type="float">
            <text:p>0,34</text:p>
          </table:table-cell>
          <table:table-cell office:value-type="float" office:value="9437205" calcext:value-type="float">
            <text:p>9437205</text:p>
          </table:table-cell>
          <table:table-cell office:value-type="float" office:value="41238528" calcext:value-type="float">
            <text:p>4123852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8" calcext:value-type="float">
            <text:p>0,68</text:p>
          </table:table-cell>
          <table:table-cell office:value-type="float" office:value="19922966" calcext:value-type="float">
            <text:p>19922966</text:p>
          </table:table-cell>
          <table:table-cell office:value-type="float" office:value="66404352" calcext:value-type="float">
            <text:p>6640435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8" calcext:value-type="float">
            <text:p>1,38</text:p>
          </table:table-cell>
          <table:table-cell office:value-type="float" office:value="41943063" calcext:value-type="float">
            <text:p>41943063</text:p>
          </table:table-cell>
          <table:table-cell office:value-type="float" office:value="116736000" calcext:value-type="float">
            <text:p>116736000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81" calcext:value-type="float">
            <text:p>2,81</text:p>
          </table:table-cell>
          <table:table-cell office:value-type="float" office:value="88080408" calcext:value-type="float">
            <text:p>88080408</text:p>
          </table:table-cell>
          <table:table-cell office:value-type="float" office:value="217399296" calcext:value-type="float">
            <text:p>21739929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78" calcext:value-type="float">
            <text:p>5,78</text:p>
          </table:table-cell>
          <table:table-cell office:value-type="float" office:value="184549401" calcext:value-type="float">
            <text:p>184549401</text:p>
          </table:table-cell>
          <table:table-cell office:value-type="float" office:value="416628736" calcext:value-type="float">
            <text:p>4166287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1.63" calcext:value-type="float">
            <text:p>11,63</text:p>
          </table:table-cell>
          <table:table-cell office:value-type="float" office:value="385875994" calcext:value-type="float">
            <text:p>385875994</text:p>
          </table:table-cell>
          <table:table-cell office:value-type="float" office:value="819281920" calcext:value-type="float">
            <text:p>8192819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7" calcext:value-type="float">
            <text:p>0,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42976" calcext:value-type="float">
            <text:p>3494297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3" calcext:value-type="float">
            <text:p>0,13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817344" calcext:value-type="float">
            <text:p>53817344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" calcext:value-type="float">
            <text:p>0,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1566080" calcext:value-type="float">
            <text:p>91566080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54" calcext:value-type="float">
            <text:p>0,5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6014976" calcext:value-type="float">
            <text:p>16601497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08" calcext:value-type="float">
            <text:p>1,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7009920" calcext:value-type="float">
            <text:p>317009920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13" calcext:value-type="float">
            <text:p>2,1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999808" calcext:value-type="float">
            <text:p>61899980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.33" calcext:value-type="float">
            <text:p>4,33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224028160" calcext:value-type="float">
            <text:p>1224028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4" calcext:value-type="float">
            <text:p>0,14</text:p>
          </table:table-cell>
          <table:table-cell office:value-type="float" office:value="5658103" calcext:value-type="float">
            <text:p>5658103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4" calcext:value-type="float">
            <text:p>0,24</text:p>
          </table:table-cell>
          <table:table-cell office:value-type="float" office:value="11316246" calcext:value-type="float">
            <text:p>1131624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1" calcext:value-type="float">
            <text:p>0,51</text:p>
          </table:table-cell>
          <table:table-cell office:value-type="float" office:value="22632544" calcext:value-type="float">
            <text:p>2263254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8" calcext:value-type="float">
            <text:p>1,08</text:p>
          </table:table-cell>
          <table:table-cell office:value-type="float" office:value="45265143" calcext:value-type="float">
            <text:p>45265143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7" calcext:value-type="float">
            <text:p>1,87</text:p>
          </table:table-cell>
          <table:table-cell office:value-type="float" office:value="90530338" calcext:value-type="float">
            <text:p>9053033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94" calcext:value-type="float">
            <text:p>3,94</text:p>
          </table:table-cell>
          <table:table-cell office:value-type="float" office:value="181060735" calcext:value-type="float">
            <text:p>181060735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45" calcext:value-type="float">
            <text:p>7,45</text:p>
          </table:table-cell>
          <table:table-cell office:value-type="float" office:value="362121526" calcext:value-type="float">
            <text:p>36212152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" calcext:value-type="float">
            <text:p>0,08</text:p>
          </table:table-cell>
          <table:table-cell office:value-type="float" office:value="3944295" calcext:value-type="float">
            <text:p>3944295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3" calcext:value-type="float">
            <text:p>0,13</text:p>
          </table:table-cell>
          <table:table-cell office:value-type="float" office:value="7888620" calcext:value-type="float">
            <text:p>788862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6" calcext:value-type="float">
            <text:p>0,26</text:p>
          </table:table-cell>
          <table:table-cell office:value-type="float" office:value="15777266" calcext:value-type="float">
            <text:p>1577726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51" calcext:value-type="float">
            <text:p>0,51</text:p>
          </table:table-cell>
          <table:table-cell office:value-type="float" office:value="31554558" calcext:value-type="float">
            <text:p>3155455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12" calcext:value-type="float">
            <text:p>1,12</text:p>
          </table:table-cell>
          <table:table-cell office:value-type="float" office:value="63109142" calcext:value-type="float">
            <text:p>6310914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8" calcext:value-type="float">
            <text:p>2,08</text:p>
          </table:table-cell>
          <table:table-cell office:value-type="float" office:value="126218310" calcext:value-type="float">
            <text:p>12621831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8" calcext:value-type="float">
            <text:p>5,08</text:p>
          </table:table-cell>
          <table:table-cell office:value-type="float" office:value="252436646" calcext:value-type="float">
            <text:p>25243664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9" calcext:value-type="float">
            <text:p>0,19</text:p>
          </table:table-cell>
          <table:table-cell office:value-type="float" office:value="8126504" calcext:value-type="float">
            <text:p>8126504</text:p>
          </table:table-cell>
          <table:table-cell office:value-type="float" office:value="26554368" calcext:value-type="float">
            <text:p>2655436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7" calcext:value-type="float">
            <text:p>0,27</text:p>
          </table:table-cell>
          <table:table-cell office:value-type="float" office:value="17301546" calcext:value-type="float">
            <text:p>17301546</text:p>
          </table:table-cell>
          <table:table-cell office:value-type="float" office:value="37040128" calcext:value-type="float">
            <text:p>3704012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" calcext:value-type="float">
            <text:p>0,66</text:p>
          </table:table-cell>
          <table:table-cell office:value-type="float" office:value="36700204" calcext:value-type="float">
            <text:p>36700204</text:p>
          </table:table-cell>
          <table:table-cell office:value-type="float" office:value="58011648" calcext:value-type="float">
            <text:p>58011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8" calcext:value-type="float">
            <text:p>1,38</text:p>
          </table:table-cell>
          <table:table-cell office:value-type="float" office:value="77594670" calcext:value-type="float">
            <text:p>77594670</text:p>
          </table:table-cell>
          <table:table-cell office:value-type="float" office:value="99954688" calcext:value-type="float">
            <text:p>9995468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97" calcext:value-type="float">
            <text:p>2,97</text:p>
          </table:table-cell>
          <table:table-cell office:value-type="float" office:value="163577904" calcext:value-type="float">
            <text:p>163577904</text:p>
          </table:table-cell>
          <table:table-cell office:value-type="float" office:value="182792192" calcext:value-type="float">
            <text:p>182792192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.16" calcext:value-type="float">
            <text:p>6,16</text:p>
          </table:table-cell>
          <table:table-cell office:value-type="float" office:value="343932978" calcext:value-type="float">
            <text:p>343932978</text:p>
          </table:table-cell>
          <table:table-cell office:value-type="float" office:value="350564352" calcext:value-type="float">
            <text:p>350564352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.74" calcext:value-type="float">
            <text:p>12,74</text:p>
          </table:table-cell>
          <table:table-cell office:value-type="float" office:value="721420340" calcext:value-type="float">
            <text:p>721420340</text:p>
          </table:table-cell>
          <table:table-cell office:value-type="float" office:value="686108672" calcext:value-type="float">
            <text:p>6861086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72" calcext:value-type="float">
            <text:p>0,72</text:p>
          </table:table-cell>
          <table:table-cell office:value-type="float" office:value="6422548" calcext:value-type="float">
            <text:p>6422548</text:p>
          </table:table-cell>
          <table:table-cell office:value-type="float" office:value="32845824" calcext:value-type="float">
            <text:p>32845824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6" calcext:value-type="float">
            <text:p>1,6</text:p>
          </table:table-cell>
          <table:table-cell office:value-type="float" office:value="13631509" calcext:value-type="float">
            <text:p>13631509</text:p>
          </table:table-cell>
          <table:table-cell office:value-type="float" office:value="49623040" calcext:value-type="float">
            <text:p>49623040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83" calcext:value-type="float">
            <text:p>2,83</text:p>
          </table:table-cell>
          <table:table-cell office:value-type="float" office:value="28835862" calcext:value-type="float">
            <text:p>28835862</text:p>
          </table:table-cell>
          <table:table-cell office:value-type="float" office:value="83177472" calcext:value-type="float">
            <text:p>8317747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3" calcext:value-type="float">
            <text:p>6,3</text:p>
          </table:table-cell>
          <table:table-cell office:value-type="float" office:value="60817431" calcext:value-type="float">
            <text:p>60817431</text:p>
          </table:table-cell>
          <table:table-cell office:value-type="float" office:value="150286336" calcext:value-type="float">
            <text:p>1502863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.61" calcext:value-type="float">
            <text:p>12,61</text:p>
          </table:table-cell>
          <table:table-cell office:value-type="float" office:value="127926296" calcext:value-type="float">
            <text:p>127926296</text:p>
          </table:table-cell>
          <table:table-cell office:value-type="float" office:value="284504064" calcext:value-type="float">
            <text:p>284504064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.32" calcext:value-type="float">
            <text:p>25,32</text:p>
          </table:table-cell>
          <table:table-cell office:value-type="float" office:value="268435481" calcext:value-type="float">
            <text:p>268435481</text:p>
          </table:table-cell>
          <table:table-cell office:value-type="float" office:value="552939520" calcext:value-type="float">
            <text:p>552939520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0.18" calcext:value-type="float">
            <text:p>50,18</text:p>
          </table:table-cell>
          <table:table-cell office:value-type="float" office:value="562036762" calcext:value-type="float">
            <text:p>562036762</text:p>
          </table:table-cell>
          <table:table-cell office:value-type="float" office:value="1089810432" calcext:value-type="float">
            <text:p>108981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LE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" calcext:value-type="float">
            <text:p>0,1</text:p>
          </table:table-cell>
          <table:table-cell office:value-type="float" office:value="4980736" calcext:value-type="float">
            <text:p>498073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" calcext:value-type="float">
            <text:p>0,19</text:p>
          </table:table-cell>
          <table:table-cell office:value-type="float" office:value="9961472" calcext:value-type="float">
            <text:p>996147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8" calcext:value-type="float">
            <text:p>0,38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7" calcext:value-type="float">
            <text:p>0,77</text:p>
          </table:table-cell>
          <table:table-cell office:value-type="float" office:value="39845888" calcext:value-type="float">
            <text:p>3984588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6" calcext:value-type="float">
            <text:p>1,6</text:p>
          </table:table-cell>
          <table:table-cell office:value-type="float" office:value="79691776" calcext:value-type="float">
            <text:p>7969177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07" calcext:value-type="float">
            <text:p>3,07</text:p>
          </table:table-cell>
          <table:table-cell office:value-type="float" office:value="159383552" calcext:value-type="float">
            <text:p>15938355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.06" calcext:value-type="float">
            <text:p>6,06</text:p>
          </table:table-cell>
          <table:table-cell office:value-type="float" office:value="318767104" calcext:value-type="float">
            <text:p>31876710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" calcext:value-type="float">
            <text:p>0,0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2" calcext:value-type="float">
            <text:p>0,12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3" calcext:value-type="float">
            <text:p>0,23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5" calcext:value-type="float">
            <text:p>0,45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89" calcext:value-type="float">
            <text:p>0,89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2" calcext:value-type="float">
            <text:p>1,82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.58" calcext:value-type="float">
            <text:p>3,58</text:p>
          </table:table-cell>
          <table:table-cell office:value-type="float" office:value="234881024" calcext:value-type="float">
            <text:p>23488102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6" calcext:value-type="float">
            <text:p>0,16</text:p>
          </table:table-cell>
          <table:table-cell office:value-type="float" office:value="8912933" calcext:value-type="float">
            <text:p>8912933</text:p>
          </table:table-cell>
          <table:table-cell office:value-type="float" office:value="21450752" calcext:value-type="float">
            <text:p>21450752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1" calcext:value-type="float">
            <text:p>0,31</text:p>
          </table:table-cell>
          <table:table-cell office:value-type="float" office:value="18874407" calcext:value-type="float">
            <text:p>18874407</text:p>
          </table:table-cell>
          <table:table-cell office:value-type="float" office:value="28651520" calcext:value-type="float">
            <text:p>28651520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3" calcext:value-type="float">
            <text:p>0,63</text:p>
          </table:table-cell>
          <table:table-cell office:value-type="float" office:value="39845929" calcext:value-type="float">
            <text:p>39845929</text:p>
          </table:table-cell>
          <table:table-cell office:value-type="float" office:value="41234432" calcext:value-type="float">
            <text:p>4123443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" calcext:value-type="float">
            <text:p>1,3</text:p>
          </table:table-cell>
          <table:table-cell office:value-type="float" office:value="83886123" calcext:value-type="float">
            <text:p>83886123</text:p>
          </table:table-cell>
          <table:table-cell office:value-type="float" office:value="66400256" calcext:value-type="float">
            <text:p>6640025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71" calcext:value-type="float">
            <text:p>2,71</text:p>
          </table:table-cell>
          <table:table-cell office:value-type="float" office:value="176160813" calcext:value-type="float">
            <text:p>176160813</text:p>
          </table:table-cell>
          <table:table-cell office:value-type="float" office:value="116731904" calcext:value-type="float">
            <text:p>116731904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75" calcext:value-type="float">
            <text:p>5,75</text:p>
          </table:table-cell>
          <table:table-cell office:value-type="float" office:value="369098799" calcext:value-type="float">
            <text:p>369098799</text:p>
          </table:table-cell>
          <table:table-cell office:value-type="float" office:value="216346624" calcext:value-type="float">
            <text:p>216346624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.18" calcext:value-type="float">
            <text:p>12,18</text:p>
          </table:table-cell>
          <table:table-cell office:value-type="float" office:value="771751985" calcext:value-type="float">
            <text:p>771751985</text:p>
          </table:table-cell>
          <table:table-cell office:value-type="float" office:value="417673216" calcext:value-type="float">
            <text:p>4176732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" calcext:value-type="float">
            <text:p>0,3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457216" calcext:value-type="float">
            <text:p>2445721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58" calcext:value-type="float">
            <text:p>0,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845824" calcext:value-type="float">
            <text:p>32845824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17" calcext:value-type="float">
            <text:p>1,1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9623040" calcext:value-type="float">
            <text:p>49623040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3" calcext:value-type="float">
            <text:p>2,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177472" calcext:value-type="float">
            <text:p>83177472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.63" calcext:value-type="float">
            <text:p>4,6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50286336" calcext:value-type="float">
            <text:p>1502863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.44" calcext:value-type="float">
            <text:p>9,4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84504064" calcext:value-type="float">
            <text:p>284504064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6.2" calcext:value-type="float">
            <text:p>26,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52939520" calcext:value-type="float">
            <text:p>5529395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-00-0000</text:date>, <text:time style:data-style-name="N2" text:time-value="0000-00-00T00:00:01.53711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11-06T22:25:42.504303079</meta:creation-date>
    <dc:date>2013-11-12T18:18:49.459000000</dc:date>
    <meta:editing-duration>PT5M34S</meta:editing-duration>
    <meta:editing-cycles>3</meta:editing-cycles>
    <meta:generator>LibreOffice/4.1.3.2$Windows_x86 LibreOffice_project/70feb7d99726f064edab4605a8ab840c50ec57a</meta:generator>
    <meta:document-statistic meta:table-count="1" meta:cell-count="3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Inserts</text:p>
        </chart:title>
        <chart:subtitle svg:x="7.242cm" svg:y="1.275cm" chart:style-name="ch3">
          <text:p>Memory</text:p>
        </chart:subtitle>
        <chart:legend chart:legend-position="end" svg:x="13.174cm" svg:y="3.402cm" style:legend-expansion="high" chart:style-name="ch4"/>
        <chart:plot-area chart:style-name="ch5" table:cell-range-address="Sheet1.A1:Sheet1.A9 Sheet1.D3:Sheet1.D9 Sheet1.A11:Sheet1.A11 Sheet1.D13:Sheet1.D19 Sheet1.A21:Sheet1.A21 Sheet1.D23:Sheet1.D29 Sheet1.A31:Sheet1.A31 Sheet1.D33:Sheet1.D39" chart:data-source-has-labels="row" svg:x="1.358cm" svg:y="2.318cm" svg:width="11.176cm" svg:height="5.494cm">
          <chartooo:coordinate-region svg:x="3.461cm" svg:y="2.53cm" svg:width="8.33cm" svg:height="4.609cm"/>
          <chart:axis chart:dimension="x" chart:name="primary-x" chart:style-name="ch6">
            <chart:title svg:x="6.082cm" svg:y="7.993cm" chart:style-name="ch7">
              <text:p>Operations</text:p>
            </chart:title>
          </chart:axis>
          <chart:axis chart:dimension="y" chart:name="primary-y" chart:style-name="ch6">
            <chart:title svg:x="0.451cm" svg:y="5.519cm" chart:style-name="ch8">
              <text:p>Bytes</text:p>
            </chart:title>
            <chart:grid chart:style-name="ch9" chart:class="major"/>
          </chart:axis>
          <chart:series chart:style-name="ch10" chart:values-cell-range-address="Sheet1.D3:Sheet1.D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D13:Sheet1.D1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D23:Sheet1.D2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D33:Sheet1.D3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1111707648">
                <text:p>1111707648</text:p>
                <draw:g>
                  <svg:desc>Sheet1.D3:Sheet1.D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124071936">
                <text:p>124071936</text:p>
                <draw:g>
                  <svg:desc>Sheet1.D13:Sheet1.D1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28655616">
                <text:p>28655616</text:p>
                <draw:g>
                  <svg:desc>Sheet1.D23:Sheet1.D2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34942976">
                <text:p>34942976</text:p>
                <draw:g>
                  <svg:desc>Sheet1.D33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524288">
                <text:p>524288</text:p>
              </table:table-cell>
              <table:table-cell office:value-type="float" office:value="124071936">
                <text:p>124071936</text:p>
              </table:table-cell>
              <table:table-cell office:value-type="float" office:value="524288">
                <text:p>524288</text:p>
              </table:table-cell>
              <table:table-cell office:value-type="float" office:value="41238528">
                <text:p>41238528</text:p>
              </table:table-cell>
              <table:table-cell office:value-type="float" office:value="524288">
                <text:p>524288</text:p>
              </table:table-cell>
              <table:table-cell office:value-type="float" office:value="53817344">
                <text:p>53817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048576">
                <text:p>1048576</text:p>
              </table:table-cell>
              <table:table-cell office:value-type="float" office:value="124071936">
                <text:p>124071936</text:p>
              </table:table-cell>
              <table:table-cell office:value-type="float" office:value="1048576">
                <text:p>1048576</text:p>
              </table:table-cell>
              <table:table-cell office:value-type="float" office:value="66404352">
                <text:p>66404352</text:p>
              </table:table-cell>
              <table:table-cell office:value-type="float" office:value="1048576">
                <text:p>1048576</text:p>
              </table:table-cell>
              <table:table-cell office:value-type="float" office:value="91566080">
                <text:p>915660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111707648">
                <text:p>1111707648</text:p>
              </table:table-cell>
              <table:table-cell office:value-type="float" office:value="2097152">
                <text:p>2097152</text:p>
              </table:table-cell>
              <table:table-cell office:value-type="float" office:value="124071936">
                <text:p>124071936</text:p>
              </table:table-cell>
              <table:table-cell office:value-type="float" office:value="2097152">
                <text:p>2097152</text:p>
              </table:table-cell>
              <table:table-cell office:value-type="float" office:value="116736000">
                <text:p>116736000</text:p>
              </table:table-cell>
              <table:table-cell office:value-type="float" office:value="2097152">
                <text:p>2097152</text:p>
              </table:table-cell>
              <table:table-cell office:value-type="float" office:value="166014976">
                <text:p>166014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111707648">
                <text:p>1111707648</text:p>
              </table:table-cell>
              <table:table-cell office:value-type="float" office:value="4194304">
                <text:p>4194304</text:p>
              </table:table-cell>
              <table:table-cell office:value-type="float" office:value="124071936">
                <text:p>124071936</text:p>
              </table:table-cell>
              <table:table-cell office:value-type="float" office:value="4194304">
                <text:p>4194304</text:p>
              </table:table-cell>
              <table:table-cell office:value-type="float" office:value="217399296">
                <text:p>217399296</text:p>
              </table:table-cell>
              <table:table-cell office:value-type="float" office:value="4194304">
                <text:p>4194304</text:p>
              </table:table-cell>
              <table:table-cell office:value-type="float" office:value="317009920">
                <text:p>317009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8388608">
                <text:p>8388608</text:p>
              </table:table-cell>
              <table:table-cell office:value-type="float" office:value="124071936">
                <text:p>124071936</text:p>
              </table:table-cell>
              <table:table-cell office:value-type="float" office:value="8388608">
                <text:p>8388608</text:p>
              </table:table-cell>
              <table:table-cell office:value-type="float" office:value="416628736">
                <text:p>416628736</text:p>
              </table:table-cell>
              <table:table-cell office:value-type="float" office:value="8388608">
                <text:p>8388608</text:p>
              </table:table-cell>
              <table:table-cell office:value-type="float" office:value="618999808">
                <text:p>61899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6777216">
                <text:p>16777216</text:p>
              </table:table-cell>
              <table:table-cell office:value-type="float" office:value="124071936">
                <text:p>124071936</text:p>
              </table:table-cell>
              <table:table-cell office:value-type="float" office:value="16777216">
                <text:p>16777216</text:p>
              </table:table-cell>
              <table:table-cell office:value-type="float" office:value="819281920">
                <text:p>819281920</text:p>
              </table:table-cell>
              <table:table-cell office:value-type="float" office:value="16777216">
                <text:p>16777216</text:p>
              </table:table-cell>
              <table:table-cell office:value-type="float" office:value="1224028160">
                <text:p>1224028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eteMin</text:p>
        </chart:title>
        <chart:subtitle svg:x="7.242cm" svg:y="1.275cm" chart:style-name="ch3">
          <text:p>Memory</text:p>
        </chart:subtitle>
        <chart:legend chart:legend-position="end" svg:x="13.174cm" svg:y="3.402cm" style:legend-expansion="high" chart:style-name="ch4"/>
        <chart:plot-area chart:style-name="ch5" table:cell-range-address="Sheet1.A3:Sheet1.A9 Sheet1.A1:Sheet1.A1 Sheet1.D43:Sheet1.D49 Sheet1.A11:Sheet1.A11 Sheet1.D53:Sheet1.D59 Sheet1.A21:Sheet1.A21 Sheet1.D63:Sheet1.D69 Sheet1.A31:Sheet1.A31 Sheet1.D73:Sheet1.D79" chart:data-source-has-labels="row" svg:x="1.358cm" svg:y="2.318cm" svg:width="11.176cm" svg:height="5.494cm">
          <chartooo:coordinate-region svg:x="3.461cm" svg:y="2.53cm" svg:width="8.33cm" svg:height="4.609cm"/>
          <chart:axis chart:dimension="x" chart:name="primary-x" chart:style-name="ch6">
            <chart:title svg:x="6.082cm" svg:y="7.993cm" chart:style-name="ch7">
              <text:p>Operations</text:p>
            </chart:title>
          </chart:axis>
          <chart:axis chart:dimension="y" chart:name="primary-y" chart:style-name="ch6">
            <chart:title svg:x="0.451cm" svg:y="5.519cm" chart:style-name="ch8">
              <text:p>Bytes</text:p>
            </chart:title>
            <chart:grid chart:style-name="ch9" chart:class="major"/>
          </chart:axis>
          <chart:series chart:style-name="ch10" chart:values-cell-range-address="Sheet1.D43:Sheet1.D4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D53:Sheet1.D5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D63:Sheet1.D6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D73:Sheet1.D7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1111707648">
                <text:p>1111707648</text:p>
                <draw:g>
                  <svg:desc>Sheet1.D43:Sheet1.D4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124071936">
                <text:p>124071936</text:p>
                <draw:g>
                  <svg:desc>Sheet1.D53:Sheet1.D5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26554368">
                <text:p>26554368</text:p>
                <draw:g>
                  <svg:desc>Sheet1.D63:Sheet1.D6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32845824">
                <text:p>32845824</text:p>
                <draw:g>
                  <svg:desc>Sheet1.D73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524288">
                <text:p>524288</text:p>
              </table:table-cell>
              <table:table-cell office:value-type="float" office:value="124071936">
                <text:p>124071936</text:p>
              </table:table-cell>
              <table:table-cell office:value-type="float" office:value="524288">
                <text:p>524288</text:p>
              </table:table-cell>
              <table:table-cell office:value-type="float" office:value="37040128">
                <text:p>37040128</text:p>
              </table:table-cell>
              <table:table-cell office:value-type="float" office:value="524288">
                <text:p>524288</text:p>
              </table:table-cell>
              <table:table-cell office:value-type="float" office:value="49623040">
                <text:p>49623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048576">
                <text:p>1048576</text:p>
              </table:table-cell>
              <table:table-cell office:value-type="float" office:value="124071936">
                <text:p>124071936</text:p>
              </table:table-cell>
              <table:table-cell office:value-type="float" office:value="1048576">
                <text:p>1048576</text:p>
              </table:table-cell>
              <table:table-cell office:value-type="float" office:value="58011648">
                <text:p>58011648</text:p>
              </table:table-cell>
              <table:table-cell office:value-type="float" office:value="1048576">
                <text:p>1048576</text:p>
              </table:table-cell>
              <table:table-cell office:value-type="float" office:value="83177472">
                <text:p>8317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111707648">
                <text:p>1111707648</text:p>
              </table:table-cell>
              <table:table-cell office:value-type="float" office:value="2097152">
                <text:p>2097152</text:p>
              </table:table-cell>
              <table:table-cell office:value-type="float" office:value="124071936">
                <text:p>124071936</text:p>
              </table:table-cell>
              <table:table-cell office:value-type="float" office:value="2097152">
                <text:p>2097152</text:p>
              </table:table-cell>
              <table:table-cell office:value-type="float" office:value="99954688">
                <text:p>99954688</text:p>
              </table:table-cell>
              <table:table-cell office:value-type="float" office:value="2097152">
                <text:p>2097152</text:p>
              </table:table-cell>
              <table:table-cell office:value-type="float" office:value="150286336">
                <text:p>15028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111707648">
                <text:p>1111707648</text:p>
              </table:table-cell>
              <table:table-cell office:value-type="float" office:value="4194304">
                <text:p>4194304</text:p>
              </table:table-cell>
              <table:table-cell office:value-type="float" office:value="124071936">
                <text:p>124071936</text:p>
              </table:table-cell>
              <table:table-cell office:value-type="float" office:value="4194304">
                <text:p>4194304</text:p>
              </table:table-cell>
              <table:table-cell office:value-type="float" office:value="182792192">
                <text:p>182792192</text:p>
              </table:table-cell>
              <table:table-cell office:value-type="float" office:value="4194304">
                <text:p>4194304</text:p>
              </table:table-cell>
              <table:table-cell office:value-type="float" office:value="284504064">
                <text:p>284504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8388608">
                <text:p>8388608</text:p>
              </table:table-cell>
              <table:table-cell office:value-type="float" office:value="124071936">
                <text:p>124071936</text:p>
              </table:table-cell>
              <table:table-cell office:value-type="float" office:value="8388608">
                <text:p>8388608</text:p>
              </table:table-cell>
              <table:table-cell office:value-type="float" office:value="350564352">
                <text:p>350564352</text:p>
              </table:table-cell>
              <table:table-cell office:value-type="float" office:value="8388608">
                <text:p>8388608</text:p>
              </table:table-cell>
              <table:table-cell office:value-type="float" office:value="552939520">
                <text:p>552939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6777216">
                <text:p>16777216</text:p>
              </table:table-cell>
              <table:table-cell office:value-type="float" office:value="124071936">
                <text:p>124071936</text:p>
              </table:table-cell>
              <table:table-cell office:value-type="float" office:value="16777216">
                <text:p>16777216</text:p>
              </table:table-cell>
              <table:table-cell office:value-type="float" office:value="686108672">
                <text:p>686108672</text:p>
              </table:table-cell>
              <table:table-cell office:value-type="float" office:value="16777216">
                <text:p>16777216</text:p>
              </table:table-cell>
              <table:table-cell office:value-type="float" office:value="1089810432">
                <text:p>1089810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2cm" svg:y="0.316cm" chart:style-name="ch2">
          <text:p>Interleaved</text:p>
        </chart:title>
        <chart:subtitle svg:x="7.242cm" svg:y="1.275cm" chart:style-name="ch3">
          <text:p>Memory</text:p>
        </chart:subtitle>
        <chart:legend chart:legend-position="end" svg:x="13.174cm" svg:y="3.402cm" style:legend-expansion="high" chart:style-name="ch4"/>
        <chart:plot-area chart:style-name="ch5" table:cell-range-address="Sheet1.A3:Sheet1.A9 Sheet1.A1:Sheet1.A1 Sheet1.D83:Sheet1.D89 Sheet1.A11:Sheet1.A11 Sheet1.D93:Sheet1.D99 Sheet1.A21:Sheet1.A21 Sheet1.D103:Sheet1.D109 Sheet1.A31:Sheet1.A31 Sheet1.D113:Sheet1.D119" chart:data-source-has-labels="row" svg:x="1.358cm" svg:y="2.318cm" svg:width="11.176cm" svg:height="5.494cm">
          <chartooo:coordinate-region svg:x="3.461cm" svg:y="2.53cm" svg:width="8.33cm" svg:height="4.609cm"/>
          <chart:axis chart:dimension="x" chart:name="primary-x" chart:style-name="ch6">
            <chart:title svg:x="6.082cm" svg:y="7.993cm" chart:style-name="ch7">
              <text:p>Operations</text:p>
            </chart:title>
          </chart:axis>
          <chart:axis chart:dimension="y" chart:name="primary-y" chart:style-name="ch6">
            <chart:title svg:x="0.451cm" svg:y="5.519cm" chart:style-name="ch8">
              <text:p>Bytes</text:p>
            </chart:title>
            <chart:grid chart:style-name="ch9" chart:class="major"/>
          </chart:axis>
          <chart:series chart:style-name="ch10" chart:values-cell-range-address="Sheet1.D83:Sheet1.D8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D93:Sheet1.D9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D103:Sheet1.D10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D113:Sheet1.D11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1111707648">
                <text:p>1111707648</text:p>
                <draw:g>
                  <svg:desc>Sheet1.D83:Sheet1.D8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124071936">
                <text:p>124071936</text:p>
                <draw:g>
                  <svg:desc>Sheet1.D93:Sheet1.D9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21450752">
                <text:p>21450752</text:p>
                <draw:g>
                  <svg:desc>Sheet1.D103:Sheet1.D10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24457216">
                <text:p>24457216</text:p>
                <draw:g>
                  <svg:desc>Sheet1.D113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524288">
                <text:p>524288</text:p>
              </table:table-cell>
              <table:table-cell office:value-type="float" office:value="124071936">
                <text:p>124071936</text:p>
              </table:table-cell>
              <table:table-cell office:value-type="float" office:value="524288">
                <text:p>524288</text:p>
              </table:table-cell>
              <table:table-cell office:value-type="float" office:value="28651520">
                <text:p>28651520</text:p>
              </table:table-cell>
              <table:table-cell office:value-type="float" office:value="524288">
                <text:p>524288</text:p>
              </table:table-cell>
              <table:table-cell office:value-type="float" office:value="32845824">
                <text:p>32845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048576">
                <text:p>1048576</text:p>
              </table:table-cell>
              <table:table-cell office:value-type="float" office:value="124071936">
                <text:p>124071936</text:p>
              </table:table-cell>
              <table:table-cell office:value-type="float" office:value="1048576">
                <text:p>1048576</text:p>
              </table:table-cell>
              <table:table-cell office:value-type="float" office:value="41234432">
                <text:p>41234432</text:p>
              </table:table-cell>
              <table:table-cell office:value-type="float" office:value="1048576">
                <text:p>1048576</text:p>
              </table:table-cell>
              <table:table-cell office:value-type="float" office:value="49623040">
                <text:p>49623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111707648">
                <text:p>1111707648</text:p>
              </table:table-cell>
              <table:table-cell office:value-type="float" office:value="2097152">
                <text:p>2097152</text:p>
              </table:table-cell>
              <table:table-cell office:value-type="float" office:value="124071936">
                <text:p>124071936</text:p>
              </table:table-cell>
              <table:table-cell office:value-type="float" office:value="2097152">
                <text:p>2097152</text:p>
              </table:table-cell>
              <table:table-cell office:value-type="float" office:value="66400256">
                <text:p>66400256</text:p>
              </table:table-cell>
              <table:table-cell office:value-type="float" office:value="2097152">
                <text:p>2097152</text:p>
              </table:table-cell>
              <table:table-cell office:value-type="float" office:value="83177472">
                <text:p>83177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111707648">
                <text:p>1111707648</text:p>
              </table:table-cell>
              <table:table-cell office:value-type="float" office:value="4194304">
                <text:p>4194304</text:p>
              </table:table-cell>
              <table:table-cell office:value-type="float" office:value="124071936">
                <text:p>124071936</text:p>
              </table:table-cell>
              <table:table-cell office:value-type="float" office:value="4194304">
                <text:p>4194304</text:p>
              </table:table-cell>
              <table:table-cell office:value-type="float" office:value="116731904">
                <text:p>116731904</text:p>
              </table:table-cell>
              <table:table-cell office:value-type="float" office:value="4194304">
                <text:p>4194304</text:p>
              </table:table-cell>
              <table:table-cell office:value-type="float" office:value="150286336">
                <text:p>15028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111707648">
                <text:p>1111707648</text:p>
              </table:table-cell>
              <table:table-cell office:value-type="float" office:value="8388608">
                <text:p>8388608</text:p>
              </table:table-cell>
              <table:table-cell office:value-type="float" office:value="124071936">
                <text:p>124071936</text:p>
              </table:table-cell>
              <table:table-cell office:value-type="float" office:value="8388608">
                <text:p>8388608</text:p>
              </table:table-cell>
              <table:table-cell office:value-type="float" office:value="216346624">
                <text:p>216346624</text:p>
              </table:table-cell>
              <table:table-cell office:value-type="float" office:value="8388608">
                <text:p>8388608</text:p>
              </table:table-cell>
              <table:table-cell office:value-type="float" office:value="284504064">
                <text:p>284504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1111707648">
                <text:p>1111707648</text:p>
              </table:table-cell>
              <table:table-cell office:value-type="float" office:value="16777216">
                <text:p>16777216</text:p>
              </table:table-cell>
              <table:table-cell office:value-type="float" office:value="124071936">
                <text:p>124071936</text:p>
              </table:table-cell>
              <table:table-cell office:value-type="float" office:value="16777216">
                <text:p>16777216</text:p>
              </table:table-cell>
              <table:table-cell office:value-type="float" office:value="417673216">
                <text:p>417673216</text:p>
              </table:table-cell>
              <table:table-cell office:value-type="float" office:value="16777216">
                <text:p>16777216</text:p>
              </table:table-cell>
              <table:table-cell office:value-type="float" office:value="552939520">
                <text:p>5529395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